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W11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W21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Z3</text:p>
          </table:table-cell>
          <table:table-cell/>
          <table:table-cell office:value-type="string" calcext:value-type="string">
            <text:p>O3</text:p>
          </table:table-cell>
        </table:table-row>
        <table:table-row table:style-name="ro1">
          <table:table-cell office:value-type="float" office:value="2.70300704425417" calcext:value-type="float">
            <text:p>2.70300704425417</text:p>
          </table:table-cell>
          <table:table-cell office:value-type="float" office:value="-3.00304232074685" calcext:value-type="float">
            <text:p>-3.00304232074685</text:p>
          </table:table-cell>
          <table:table-cell/>
          <table:table-cell office:value-type="float" office:value="-1.3566418" calcext:value-type="float">
            <text:p>-1.3566418</text:p>
          </table:table-cell>
          <table:table-cell office:value-type="float" office:value="0.8290571" calcext:value-type="float">
            <text:p>0.8290571</text:p>
          </table:table-cell>
          <table:table-cell office:value-type="float" office:value="-0.24589023" calcext:value-type="float">
            <text:p>-0.24589023</text:p>
          </table:table-cell>
          <table:table-cell office:value-type="float" office:value="0.5052472" calcext:value-type="float">
            <text:p>0.5052472</text:p>
          </table:table-cell>
          <table:table-cell office:value-type="float" office:value="1.1291589" calcext:value-type="float">
            <text:p>1.1291589</text:p>
          </table:table-cell>
          <table:table-cell office:value-type="float" office:value="0.08282296" calcext:value-type="float">
            <text:p>0.08282296</text:p>
          </table:table-cell>
          <table:table-cell table:formula="of:=(([.A2]*[.$D$2])+([.B2]*[.$E$2])) + [.$F$2]" office:value-type="float" office:value="-6.40259612954532" calcext:value-type="float">
            <text:p>-6.40259612954532</text:p>
          </table:table-cell>
          <table:table-cell table:formula="of:=MAX(0; [.J2])" office:value-type="float" office:value="0" calcext:value-type="float">
            <text:p>0</text:p>
          </table:table-cell>
          <table:table-cell table:formula="of:=(([.A2]*[.$G$2])+([.B2]*[.$H$2])) + [.$I$2]" office:value-type="float" office:value="-1.94240226285826" calcext:value-type="float">
            <text:p>-1.94240226285826</text:p>
          </table:table-cell>
          <table:table-cell table:formula="of:=MAX(0; [.L2])" office:value-type="float" office:value="0" calcext:value-type="float">
            <text:p>0</text:p>
          </table:table-cell>
          <table:table-cell/>
          <table:table-cell office:value-type="float" office:value="0.5337429" calcext:value-type="float">
            <text:p>0.5337429</text:p>
          </table:table-cell>
          <table:table-cell office:value-type="float" office:value="-1.0138276" calcext:value-type="float">
            <text:p>-1.0138276</text:p>
          </table:table-cell>
          <table:table-cell office:value-type="float" office:value="1.3712858" calcext:value-type="float">
            <text:p>1.3712858</text:p>
          </table:table-cell>
          <table:table-cell table:formula="of:=(([.K2]*[.$O$2])+([.M2]*[.$P$2]))+[.$Q$2]" office:value-type="float" office:value="1.3712858" calcext:value-type="float">
            <text:p>1.3712858</text:p>
          </table:table-cell>
          <table:table-cell/>
          <table:table-cell table:formula="of:=1/(1+EXP(-[.R2]))" office:value-type="float" office:value="0.797587814470583" calcext:value-type="float">
            <text:p>0.797587814470583</text:p>
          </table:table-cell>
        </table:table-row>
        <table:table-row table:style-name="ro1">
          <table:table-cell office:value-type="float" office:value="2.5037354760913" calcext:value-type="float">
            <text:p>2.5037354760913</text:p>
          </table:table-cell>
          <table:table-cell office:value-type="float" office:value="-3.00437636300808" calcext:value-type="float">
            <text:p>-3.00437636300808</text:p>
          </table:table-cell>
          <table:table-cell table:number-columns-repeated="7"/>
          <table:table-cell table:formula="of:=(([.A3]*[.$D$2])+([.B3]*[.$E$2])) + [.$F$2]" office:value-type="float" office:value="-6.13336198783238" calcext:value-type="float">
            <text:p>-6.13336198783238</text:p>
          </table:table-cell>
          <table:table-cell table:formula="of:=MAX(0; [.J3])" office:value-type="float" office:value="0" calcext:value-type="float">
            <text:p>0</text:p>
          </table:table-cell>
          <table:table-cell table:formula="of:=(([.A3]*[.$G$2])+([.B3]*[.$H$2])) + [.$I$2]" office:value-type="float" office:value="-2.04459001040441" calcext:value-type="float">
            <text:p>-2.04459001040441</text:p>
          </table:table-cell>
          <table:table-cell table:formula="of:=MAX(0; [.L3])" office:value-type="float" office:value="0" calcext:value-type="float">
            <text:p>0</text:p>
          </table:table-cell>
          <table:table-cell table:number-columns-repeated="4"/>
          <table:table-cell table:formula="of:=(([.K3]*[.$O$2])+([.M3]*[.$P$2]))+[.$Q$2]" office:value-type="float" office:value="1.3712858" calcext:value-type="float">
            <text:p>1.3712858</text:p>
          </table:table-cell>
          <table:table-cell/>
          <table:table-cell table:formula="of:=1/(1+EXP(-[.R3]))" office:value-type="float" office:value="0.797587814470583" calcext:value-type="float">
            <text:p>0.797587814470583</text:p>
          </table:table-cell>
        </table:table-row>
        <table:table-row table:style-name="ro1">
          <table:table-cell office:value-type="float" office:value="5.21024769517085" calcext:value-type="float">
            <text:p>5.21024769517085</text:p>
          </table:table-cell>
          <table:table-cell office:value-type="float" office:value="-3.61663966933489" calcext:value-type="float">
            <text:p>-3.61663966933489</text:p>
          </table:table-cell>
          <table:table-cell table:number-columns-repeated="7"/>
          <table:table-cell table:formula="of:=(([.A4]*[.$D$2])+([.B4]*[.$E$2])) + [.$F$2]" office:value-type="float" office:value="-10.3127308376262" calcext:value-type="float">
            <text:p>-10.3127308376262</text:p>
          </table:table-cell>
          <table:table-cell table:formula="of:=MAX(0; [.J4])" office:value-type="float" office:value="0" calcext:value-type="float">
            <text:p>0</text:p>
          </table:table-cell>
          <table:table-cell table:formula="of:=(([.A4]*[.$G$2])+([.B4]*[.$H$2])) + [.$I$2]" office:value-type="float" office:value="-1.36847485143102" calcext:value-type="float">
            <text:p>-1.36847485143102</text:p>
          </table:table-cell>
          <table:table-cell table:formula="of:=MAX(0; [.L4])" office:value-type="float" office:value="0" calcext:value-type="float">
            <text:p>0</text:p>
          </table:table-cell>
          <table:table-cell table:number-columns-repeated="4"/>
          <table:table-cell table:formula="of:=(([.K4]*[.$O$2])+([.M4]*[.$P$2]))+[.$Q$2]" office:value-type="float" office:value="1.3712858" calcext:value-type="float">
            <text:p>1.3712858</text:p>
          </table:table-cell>
          <table:table-cell/>
          <table:table-cell table:formula="of:=1/(1+EXP(-[.R4]))" office:value-type="float" office:value="0.797587814470583" calcext:value-type="float">
            <text:p>0.797587814470583</text:p>
          </table:table-cell>
        </table:table-row>
        <table:table-row table:style-name="ro1">
          <table:table-cell office:value-type="float" office:value="3.6848238745001" calcext:value-type="float">
            <text:p>3.6848238745001</text:p>
          </table:table-cell>
          <table:table-cell office:value-type="float" office:value="2.36230835847513" calcext:value-type="float">
            <text:p>2.36230835847513</text:p>
          </table:table-cell>
          <table:table-cell table:number-columns-repeated="7"/>
          <table:table-cell table:formula="of:=(([.A5]*[.$D$2])+([.B5]*[.$E$2])) + [.$F$2]" office:value-type="float" office:value="-3.28638780680164" calcext:value-type="float">
            <text:p>-3.28638780680164</text:p>
          </table:table-cell>
          <table:table-cell table:formula="of:=MAX(0; [.J5])" office:value-type="float" office:value="0" calcext:value-type="float">
            <text:p>0</text:p>
          </table:table-cell>
          <table:table-cell table:formula="of:=(([.A5]*[.$G$2])+([.B5]*[.$H$2])) + [.$I$2]" office:value-type="float" office:value="4.61199141260091" calcext:value-type="float">
            <text:p>4.61199141260091</text:p>
          </table:table-cell>
          <table:table-cell table:formula="of:=MAX(0; [.L5])" office:value-type="float" office:value="4.61199141260091" calcext:value-type="float">
            <text:p>4.61199141260091</text:p>
          </table:table-cell>
          <table:table-cell table:number-columns-repeated="4"/>
          <table:table-cell table:formula="of:=(([.K5]*[.$O$2])+([.M5]*[.$P$2]))+[.$Q$2]" office:value-type="float" office:value="-3.30447838505779" calcext:value-type="float">
            <text:p>-3.30447838505779</text:p>
          </table:table-cell>
          <table:table-cell/>
          <table:table-cell table:formula="of:=1/(1+EXP(-[.R5]))" office:value-type="float" office:value="0.0354178734697027" calcext:value-type="float">
            <text:p>0.035417873469703</text:p>
          </table:table-cell>
        </table:table-row>
        <table:table-row table:style-name="ro1">
          <table:table-cell office:value-type="float" office:value="2.00969316908972" calcext:value-type="float">
            <text:p>2.00969316908972</text:p>
          </table:table-cell>
          <table:table-cell office:value-type="float" office:value="3.78609401911038" calcext:value-type="float">
            <text:p>3.78609401911038</text:p>
          </table:table-cell>
          <table:table-cell table:number-columns-repeated="7"/>
          <table:table-cell table:formula="of:=(([.A6]*[.$D$2])+([.B6]*[.$E$2])) + [.$F$2]" office:value-type="float" office:value="0.16656413944941" calcext:value-type="float">
            <text:p>0.16656413944941</text:p>
          </table:table-cell>
          <table:table-cell table:formula="of:=MAX(0; [.J6])" office:value-type="float" office:value="0.16656413944941" calcext:value-type="float">
            <text:p>0.16656413944941</text:p>
          </table:table-cell>
          <table:table-cell table:formula="of:=(([.A6]*[.$G$2])+([.B6]*[.$H$2])) + [.$I$2]" office:value-type="float" office:value="5.37331656445697" calcext:value-type="float">
            <text:p>5.37331656445697</text:p>
          </table:table-cell>
          <table:table-cell table:formula="of:=MAX(0; [.L6])" office:value-type="float" office:value="5.37331656445697" calcext:value-type="float">
            <text:p>5.37331656445697</text:p>
          </table:table-cell>
          <table:table-cell table:number-columns-repeated="4"/>
          <table:table-cell table:formula="of:=(([.K6]*[.$O$2])+([.M6]*[.$P$2]))+[.$Q$2]" office:value-type="float" office:value="-3.98742840975792" calcext:value-type="float">
            <text:p>-3.98742840975792</text:p>
          </table:table-cell>
          <table:table-cell/>
          <table:table-cell table:formula="of:=1/(1+EXP(-[.R6]))" office:value-type="float" office:value="0.0182096090518873" calcext:value-type="float">
            <text:p>0.018209609051887</text:p>
          </table:table-cell>
        </table:table-row>
        <table:table-row table:style-name="ro1">
          <table:table-cell office:value-type="float" office:value="4.60484013274334" calcext:value-type="float">
            <text:p>4.60484013274334</text:p>
          </table:table-cell>
          <table:table-cell office:value-type="float" office:value="1.40589040238191" calcext:value-type="float">
            <text:p>1.40589040238191</text:p>
          </table:table-cell>
          <table:table-cell table:number-columns-repeated="7"/>
          <table:table-cell table:formula="of:=(([.A7]*[.$D$2])+([.B7]*[.$E$2])) + [.$F$2]" office:value-type="float" office:value="-5.32744541648059" calcext:value-type="float">
            <text:p>-5.32744541648059</text:p>
          </table:table-cell>
          <table:table-cell table:formula="of:=MAX(0; [.J7])" office:value-type="float" office:value="0" calcext:value-type="float">
            <text:p>0</text:p>
          </table:table-cell>
          <table:table-cell table:formula="of:=(([.A7]*[.$G$2])+([.B7]*[.$H$2])) + [.$I$2]" office:value-type="float" office:value="3.99687920379031" calcext:value-type="float">
            <text:p>3.99687920379031</text:p>
          </table:table-cell>
          <table:table-cell table:formula="of:=MAX(0; [.L7])" office:value-type="float" office:value="3.99687920379031" calcext:value-type="float">
            <text:p>3.99687920379031</text:p>
          </table:table-cell>
          <table:table-cell table:number-columns-repeated="4"/>
          <table:table-cell table:formula="of:=(([.K7]*[.$O$2])+([.M7]*[.$P$2]))+[.$Q$2]" office:value-type="float" office:value="-2.68086065066865" calcext:value-type="float">
            <text:p>-2.68086065066865</text:p>
          </table:table-cell>
          <table:table-cell/>
          <table:table-cell table:formula="of:=1/(1+EXP(-[.R7]))" office:value-type="float" office:value="0.0641122164044502" calcext:value-type="float">
            <text:p>0.06411221640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4:56:10.676718432</meta:creation-date>
    <dc:date>2023-09-11T15:46:16.986864920</dc:date>
    <meta:editing-duration>PT18M26S</meta:editing-duration>
    <meta:editing-cycles>1</meta:editing-cycles>
    <meta:document-statistic meta:table-count="1" meta:cell-count="74" meta:object-count="0"/>
    <meta:generator>LibreOffice/6.4.7.2$Linux_X86_64 LibreOffice_project/40$Build-2</meta:generator>
  </office:meta>
</office:document-meta>
</file>